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orking with Linux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ystem Call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cess Manage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a xlink:href="http://profile.iiita.ac.in/bibhas.ghoshal/lab_files/" xlink:type="simple"> </text:a></text:p>
          </table:table-cell>
          <table:table-cell table:style-name="Default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cheduling Algorithms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Multi Threading Using pthread library</text:p>
          </table:table-cell>
          <table:table-cell table:number-columns-repeated="2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Inter Process Communication : Shared Memory and Pipe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rocess/Thread Synchonizati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mory Management</text:p>
          </table:table-cell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orking with xv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3:45:35.427143849</meta:creation-date>
    <dc:date>2019-03-28T13:46:12.077140220</dc:date>
    <meta:editing-duration>PT37S</meta:editing-duration>
    <meta:editing-cycles>1</meta:editing-cycles>
    <meta:document-statistic meta:table-count="1" meta:cell-count="19" meta:object-count="0"/>
    <meta:generator>LibreOffice/6.0.7.3$Linux_X86_64 LibreOffice_project/00m0$Build-3</meta:generator>
  </office:meta>
</office:document-meta>
</file>